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1F4DDA1910649FD60DC.png" manifest:media-type="image/png"/>
  <manifest:file-entry manifest:full-path="Pictures/10000201000001FF000001E9BCBB7693AB7455C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" style:family="paragraph" style:parent-style-name="normal">
      <style:paragraph-properties fo:line-height="100%"/>
    </style:style>
    <style:style style:name="P3" style:family="paragraph" style:parent-style-name="normal">
      <style:paragraph-properties fo:line-height="100%" fo:text-align="center" style:justify-single-word="false"/>
    </style:style>
    <style:style style:name="P4" style:family="paragraph" style:parent-style-name="normal" style:master-page-name="First_20_Page">
      <style:paragraph-properties fo:line-height="100%" fo:text-align="center" style:justify-single-word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normal">
      <style:paragraph-properties fo:margin-left="0cm" fo:margin-right="-0.767cm" fo:line-height="100%" fo:text-indent="0cm" style:auto-text-indent="false"/>
    </style:style>
    <style:style style:name="P6" style:family="paragraph" style:parent-style-name="normal" style:master-page-name="Converted1">
      <style:paragraph-properties style:page-number="auto"/>
    </style:style>
    <style:style style:name="P7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48pt" fo:font-weight="bold" style:font-name-asian="Times New Roman1" style:font-size-asian="48pt" style:font-weight-asian="bold" style:font-name-complex="Times New Roman1" style:font-size-complex="48pt"/>
    </style:style>
    <style:style style:name="T5" style:family="text">
      <style:text-properties style:font-name="Times New Roman" fo:font-size="48pt" fo:font-style="italic" fo:font-weight="bold" style:font-name-asian="Times New Roman1" style:font-size-asian="48pt" style:font-style-asian="italic" style:font-weight-asian="bold" style:font-name-complex="Times New Roman1" style:font-size-complex="4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-sep style:width="0.002cm" style:color="#000000" style:height="100%" style:style="none"/>
          <style:column style:rel-width="32765*" fo:start-indent="0cm" fo:end-indent="1.476cm"/>
          <style:column style:rel-width="32770*" fo:start-indent="1.476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<text:span text:style-name="T1">АСТЕРОИДНЫЕ ВОЙНЫ</text:span></text:p>
      <text:p text:style-name="P2"><text:span text:style-name="T4">С</text:span><text:span text:style-name="T2">овсем недавно астероид размером с футбольное поле на скорости 10 км/с <text:s text:c="3"/>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style-name="Sect1" text:name="TextSection">
        <text:p text:style-name="P2"><text:span text:style-name="T1">Глобальные потопы, нарушение баланса Земли, смещение континентов, появление морей и гор ученые связывают с падением астероидов.</text:span></text:p>
        <text:p text:style-name="P2"><text:span text:style-name="T1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span></text:p>
        <text:p text:style-name="P2"><text:span text:style-name="T1">Только Россия и США имеют службы контроля околоземного 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span></text:p>
        <text:p text:style-name="P5"><text:span text:style-name="T1">Наблюдение за высоко 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</text:span></text:p>
      </text:section>
      <text:section text:style-name="Sect2" text:name="Раздел1">
        <text:p text:style-name="P5"><draw:frame draw:style-name="fr1" draw:name="image1.png" text:anchor-type="as-char" svg:width="4.05cm" svg:height="4.048cm" draw:z-index="4"><draw:image xlink:href="Pictures/10000201000001F4000001F4DDA1910649FD60DC.png" xlink:type="simple" xlink:show="embed" xlink:actuate="onLoad" loext:mime-type="image/png"/></draw:frame><text:span text:style-name="T3"><text:s/></text:span></text:p>
      </text:section>
      <text:p text:style-name="P6"><text:span text:style-name="T5">О</text:span><text:span text:style-name="T2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text:tab/><text:tab/></text:span><text:span text:style-name="T1"><text:tab/><text:tab/><text:tab/><text:tab/></text:span><draw:frame draw:style-name="fr1" draw:name="image2.png" text:anchor-type="as-char" svg:width="2.861cm" svg:height="2.731cm" draw:z-index="5"><draw:image xlink:href="Pictures/10000201000001FF000001E9BCBB7693AB7455C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a0a0a0"/>
      <style:paragraph-properties fo:text-align="center"/>
    </style:style>
    <style:style style:name="MP2" style:family="paragraph" style:parent-style-name="normal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M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style:flow-with-text="false" loext:rel-width-rel="page"/>
    </style:style>
    <style:style style:name="Mgr2" style:family="graphic">
      <style:graphic-properties draw:stroke="none" svg:stroke-width="0cm" draw:fill="solid" draw:fill-color="#a0a0a0" draw:textarea-horizontal-align="center" draw:textarea-vertical-align="top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normal"><text:span text:style-name="MT1">§7<text:tab/><text:tab/><text:tab/><text:tab/><text:tab/><text:tab/><text:tab/><text:tab/><text:tab/><text:tab/>НАУКА И МИР</text:span></text:p>
        <text:p text:style-name="normal"><draw:rect text:anchor-type="as-char" style:rel-width="100%" draw:z-index="0" draw:style-name="Mgr1" draw:text-style-name="MP1" svg:width="15.922cm" svg:height="0.054cm"><text:p/></draw:rect></text:p>
        <text:p text:style-name="MP2"/>
        <text:p text:style-name="MP2"/>
      </style:header>
      <style:footer>
        <text:p text:style-name="normal"><draw:rect text:anchor-type="as-char" style:rel-width="100%" draw:z-index="2" draw:style-name="Mgr1" draw:text-style-name="MP1" svg:width="15.922cm" svg:height="0.054cm"><text:p/></draw:rect></text:p>
        <text:p text:style-name="normal">9:16<text:tab/> <text:tab/><text:tab/><text:tab/><text:tab/><text:tab/><text:tab/><text:tab/><text:tab/><text:tab/><text:tab/>12.09.19</text:p>
        <text:p text:style-name="normal"/>
      </style:footer>
    </style:master-page>
    <style:master-page style:name="First_20_Page" style:display-name="First Page" style:page-layout-name="Mpm1" style:next-style-name="Standard">
      <style:header>
        <text:p text:style-name="normal">§7<text:tab/><text:tab/><text:tab/><text:tab/><text:tab/><text:tab/><text:tab/><text:tab/><text:tab/><text:tab/>НАУКА И МИР</text:p>
        <text:p text:style-name="normal"><draw:rect text:anchor-type="as-char" style:rel-width="100%" draw:z-index="1" draw:style-name="Mgr1" draw:text-style-name="MP1" svg:width="15.922cm" svg:height="0.054cm"><text:p/></draw:rect></text:p>
        <text:p text:style-name="normal"/>
      </style:header>
      <style:footer>
        <text:p text:style-name="normal"/>
        <text:p text:style-name="normal"><draw:rect text:anchor-type="as-char" style:rel-width="100%" draw:z-index="3" draw:style-name="Mgr1" draw:text-style-name="MP1" svg:width="15.922cm" svg:height="0.054cm"><text:p/></draw:rect></text:p>
        <text:p text:style-name="normal">9:16<text:tab/> <text:tab/><text:tab/><text:tab/><text:tab/><text:tab/><text:tab/><text:tab/><text:tab/><text:tab/><text:tab/>12.09.19</text:p>
      </style:footer>
    </style:master-page>
    <style:master-page style:name="Converted1" style:page-layout-name="Mpm1">
      <style:header>
        <text:p text:style-name="normal"><text:span text:style-name="MT1">§7<text:tab/><text:tab/><text:tab/><text:tab/><text:tab/><text:tab/><text:tab/><text:tab/><text:tab/><text:tab/>НАУКА И МИР</text:span></text:p>
        <text:p text:style-name="normal"><draw:rect text:anchor-type="as-char" draw:z-index="6" draw:style-name="Mgr2" draw:text-style-name="MP1" svg:width="15.922cm" svg:height="0.054cm"><text:p/></draw:rect></text:p>
        <text:p text:style-name="MP2"/>
        <text:p text:style-name="MP2"/>
      </style:header>
      <style:footer>
        <text:p text:style-name="normal"><draw:rect text:anchor-type="as-char" draw:z-index="7" draw:style-name="Mgr2" draw:text-style-name="MP1" svg:width="15.922cm" svg:height="0.054cm"><text:p/></draw:rect></text:p>
        <text:p text:style-name="normal">9:16<text:tab/> <text:tab/><text:tab/><text:tab/><text:tab/><text:tab/><text:tab/><text:tab/><text:tab/><text:tab/><text:tab/>12.09.19</text:p>
        <text:p text:style-name="normal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16T18:58:58.547000000</dc:date>
    <meta:editing-duration>PT42S</meta:editing-duration>
    <meta:editing-cycles>1</meta:editing-cycles>
    <meta:document-statistic meta:table-count="0" meta:image-count="2" meta:object-count="0" meta:page-count="2" meta:paragraph-count="20" meta:word-count="299" meta:character-count="2275" meta:non-whitespace-character-count="1918"/>
    <meta:generator>LibreOffice/6.3.1.2$Windows_x86 LibreOffice_project/b79626edf0065ac373bd1df5c28bd630b4424273</meta:generator>
  </office:meta>
</office:document-meta>
</file>